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jalla One" svg:font-family="'Fjalla O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5.128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2.52cm"/>
    </style:style>
    <style:style style:name="co16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1.947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2.912cm"/>
    </style:style>
    <style:style style:name="co20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6c3b" style:text-align-source="fix" style:repeat-content="false" fo:border="none" fo:padding="0.199cm"/>
      <style:paragraph-properties fo:text-align="center" fo:margin-left="0cm"/>
      <style:text-properties fo:color="#ffffff" style:font-name="Arial Black" fo:font-weight="normal" style:font-weight-asian="bold" style:font-weight-complex="bold"/>
    </style:style>
    <style:style style:name="ce10" style:family="table-cell" style:parent-style-name="Default">
      <style:table-cell-properties fo:background-color="#006c3b" style:text-align-source="fix" style:repeat-content="false" fo:border="none" fo:padding="0.199cm"/>
      <style:paragraph-properties fo:text-align="start" fo:margin-left="0cm"/>
      <style:text-properties fo:color="#ffffff" style:font-name="Arial Black" fo:font-weight="normal" style:font-weight-asian="bold" style:font-weight-complex="bold"/>
    </style:style>
    <style:style style:name="ce11" style:family="table-cell" style:parent-style-name="Default">
      <style:table-cell-properties fo:background-color="#c2e0ae" style:text-align-source="fix" style:repeat-content="false" fo:padding="0.15cm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fo:background-color="#e0efd4" style:text-align-source="fix" style:repeat-content="false" fo:padding="0.15cm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fo:background-color="#e0efd4" style:text-align-source="fix" style:repeat-content="false" fo:border="none" fo:padding="0.15cm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2e0ae" fo:padding="0.15cm"/>
      <style:text-properties style:font-name="Arial"/>
    </style:style>
    <style:style style:name="ce16" style:family="table-cell" style:parent-style-name="Default">
      <style:table-cell-properties fo:background-color="#e0efd4" fo:padding="0.15cm"/>
      <style:text-properties style:font-name="Arial"/>
    </style:style>
    <style:style style:name="ce17" style:family="table-cell" style:parent-style-name="Default">
      <style:table-cell-properties fo:background-color="#e0efd4" fo:border="none" fo:padding="0.15cm"/>
      <style:text-properties style:font-name="Arial"/>
    </style:style>
    <style:style style:name="ce18" style:family="table-cell" style:parent-style-name="Default">
      <style:table-cell-properties fo:background-color="#c2e0ae" style:text-align-source="fix" style:repeat-content="false" fo:padding="0.15cm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ackground-color="#e0efd4" style:text-align-source="fix" style:repeat-content="false" fo:padding="0.15cm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c2e0ae" style:text-align-source="fix" style:repeat-content="false" fo:border="none" fo:padding="0.15cm"/>
      <style:paragraph-properties fo:text-align="center" fo:margin-left="0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e0efd4" style:text-align-source="fix" style:repeat-content="false" fo:border="none" fo:padding="0.15cm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ackground-color="#c2e0ae" style:text-align-source="fix" style:repeat-content="false" fo:border="none" fo:padding="0.15cm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0efd4" style:text-align-source="fix" style:repeat-content="false" fo:border="none" fo:padding="0.15cm"/>
      <style:paragraph-properties fo:text-align="center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6c3b" fo:border="none" fo:padding="0.199cm"/>
      <style:text-properties fo:color="#ffffff" style:font-name="Arial Black" fo:font-weight="normal" style:font-weight-asian="bold" style:font-weight-complex="bold"/>
    </style:style>
    <style:style style:name="ce6" style:family="table-cell" style:parent-style-name="Default">
      <style:table-cell-properties fo:background-color="#c2e0ae" fo:wrap-option="wrap" fo:padding="0.15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fo:wrap-option="wrap" fo:padding="0.15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fo:wrap-option="wrap" fo:border="none" fo:padding="0.15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Fjalla One"/>
    </style:style>
    <style:style style:name="ce22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Comentari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usuario_id</text:p>
          </table:table-cell>
          <table:table-cell office:value-type="string">
            <text:p>nome usuario</text:p>
          </table:table-cell>
          <table:table-cell office:value-type="string">
            <text:p>evento_id</text:p>
          </table:table-cell>
          <table:table-cell office:value-type="string">
            <text:p>tituloEvento</text:p>
          </table:table-cell>
          <table:table-cell office:value-type="string">
            <text:p>descricaoComentario</text:p>
          </table:table-cell>
          <table:table-cell office:value-type="string">
            <text:p>data comentarario</text:p>
          </table:table-cell>
          <table:table-cell office:value-type="string">
            <text:p>ativo</text:p>
          </table:table-cell>
        </table:table-row>
      </table:table>
      <table:table table:name="Usuário" table:style-name="ta1">
        <table:table-column table:style-name="co1" table:default-cell-style-name="ce4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nome </text:p>
          </table:table-cell>
          <table:table-cell table:style-name="ce10" office:value-type="string">
            <text:p>cpf </text:p>
          </table:table-cell>
          <table:table-cell table:style-name="ce5" office:value-type="string">
            <text:p>email </text:p>
          </table:table-cell>
          <table:table-cell table:style-name="ce5" office:value-type="string">
            <text:p>senha</text:p>
          </table:table-cell>
          <table:table-cell table:style-name="ce5" office:value-type="string">
            <text:p>fo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ativo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Capitolina Natal</text:p>
          </table:table-cell>
          <table:table-cell table:style-name="ce11" office:value-type="string">
            <text:p>012.514.114-41</text:p>
          </table:table-cell>
          <table:table-cell table:style-name="ce15" office:value-type="string">
            <text:p><text:a xlink:href="mailto:cn@nasa.com">cn@nasa.com</text:a></text:p>
          </table:table-cell>
          <table:table-cell table:style-name="ce15" office:value-type="string">
            <text:p>********</text:p>
          </table:table-cell>
          <table:table-cell table:style-name="ce15" office:value-type="string">
            <text:p>5839083.jpg</text:p>
          </table:table-cell>
          <table:table-cell table:style-name="ce18" office:value-type="string">
            <text:p>A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Clara Neres</text:p>
          </table:table-cell>
          <table:table-cell table:style-name="ce12" office:value-type="string">
            <text:p>012.514.114-42</text:p>
          </table:table-cell>
          <table:table-cell table:style-name="ce16" office:value-type="string">
            <text:p><text:a xlink:href="mailto:clara_neres18@gmail.com">clara_neres18@gmail.com</text:a></text:p>
          </table:table-cell>
          <table:table-cell table:style-name="ce16" office:value-type="string">
            <text:p>********</text:p>
          </table:table-cell>
          <table:table-cell table:style-name="ce16" office:value-type="string">
            <text:p>5839084.jpg</text:p>
          </table:table-cell>
          <table:table-cell table:style-name="ce19" office:value-type="string">
            <text:p>U</text:p>
          </table:table-cell>
          <table:table-cell table:style-name="ce20" office:value-type="float" office:value="1">
            <text:p>1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Edmundo Garcez</text:p>
          </table:table-cell>
          <table:table-cell table:style-name="ce11" office:value-type="string">
            <text:p>012.514.114-43</text:p>
          </table:table-cell>
          <table:table-cell table:style-name="ce15" office:value-type="string">
            <text:p><text:a xlink:href="mailto:ed.garcez@terra.com.br">ed.garcez@terra.com.br</text:a></text:p>
          </table:table-cell>
          <table:table-cell table:style-name="ce15" office:value-type="string">
            <text:p>********</text:p>
          </table:table-cell>
          <table:table-cell table:style-name="ce15" office:value-type="string">
            <text:p>5839085.jpg</text:p>
          </table:table-cell>
          <table:table-cell table:style-name="ce18" office:value-type="string">
            <text:p>A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Genoveva Britto</text:p>
          </table:table-cell>
          <table:table-cell table:style-name="ce12" office:value-type="string">
            <text:p>012.514.114-44</text:p>
          </table:table-cell>
          <table:table-cell table:style-name="ce16" office:value-type="string">
            <text:p><text:a xlink:href="mailto:gegedebritto@hotmail.com">gegedebritto@hotmail.com</text:a></text:p>
          </table:table-cell>
          <table:table-cell table:style-name="ce16" office:value-type="string">
            <text:p>********</text:p>
          </table:table-cell>
          <table:table-cell table:style-name="ce16" office:value-type="string">
            <text:p>5839086.jpg</text:p>
          </table:table-cell>
          <table:table-cell table:style-name="ce19" office:value-type="string">
            <text:p>A</text:p>
          </table:table-cell>
          <table:table-cell table:style-name="ce20" office:value-type="float" office:value="1">
            <text:p>1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Guilherme Jaguaribe</text:p>
          </table:table-cell>
          <table:table-cell table:style-name="ce11" office:value-type="string">
            <text:p>012.514.114-45</text:p>
          </table:table-cell>
          <table:table-cell table:style-name="ce15" office:value-type="string">
            <text:p><text:a xlink:href="mailto:guilherme.s.j@yahoo.com.br">guilherme.s.j@yahoo.com.br</text:a></text:p>
          </table:table-cell>
          <table:table-cell table:style-name="ce15" office:value-type="string">
            <text:p>********</text:p>
          </table:table-cell>
          <table:table-cell table:style-name="ce15" office:value-type="string">
            <text:p>5839087.jpg</text:p>
          </table:table-cell>
          <table:table-cell table:style-name="ce18" office:value-type="string">
            <text:p>A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7" office:value-type="string">
            <text:p>Gustavo Brião</text:p>
          </table:table-cell>
          <table:table-cell table:style-name="ce12" office:value-type="string">
            <text:p>012.514.114-46</text:p>
          </table:table-cell>
          <table:table-cell table:style-name="ce16" office:value-type="string">
            <text:p><text:a xlink:href="mailto:gustavo_briao@bol.com.br">gustavo_briao@bol.com.br</text:a></text:p>
          </table:table-cell>
          <table:table-cell table:style-name="ce16" office:value-type="string">
            <text:p>********</text:p>
          </table:table-cell>
          <table:table-cell table:style-name="ce16" office:value-type="string">
            <text:p>5839088.jpg</text:p>
          </table:table-cell>
          <table:table-cell table:style-name="ce19" office:value-type="string">
            <text:p>U</text:p>
          </table:table-cell>
          <table:table-cell table:style-name="ce20" office:value-type="float" office:value="0">
            <text:p>0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Laís Ferraço</text:p>
          </table:table-cell>
          <table:table-cell table:style-name="ce11" office:value-type="string">
            <text:p>012.514.114-47</text:p>
          </table:table-cell>
          <table:table-cell table:style-name="ce15" office:value-type="string">
            <text:p><text:a xlink:href="mailto:lais.ferraco@gmail.com">lais.ferraco@gmail.com</text:a></text:p>
          </table:table-cell>
          <table:table-cell table:style-name="ce15" office:value-type="string">
            <text:p>********</text:p>
          </table:table-cell>
          <table:table-cell table:style-name="ce15" office:value-type="string">
            <text:p>5839089.jpg</text:p>
          </table:table-cell>
          <table:table-cell table:style-name="ce18" office:value-type="string">
            <text:p>U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7" office:value-type="string">
            <text:p>Plácido Ulhoa</text:p>
          </table:table-cell>
          <table:table-cell table:style-name="ce12" office:value-type="string">
            <text:p>012.514.114-48</text:p>
          </table:table-cell>
          <table:table-cell table:style-name="ce16" office:value-type="string">
            <text:p><text:a xlink:href="mailto:papa_ulhoa@hotmail.com">papa_ulhoa@hotmail.com</text:a></text:p>
          </table:table-cell>
          <table:table-cell table:style-name="ce16" office:value-type="string">
            <text:p>********</text:p>
          </table:table-cell>
          <table:table-cell table:style-name="ce16" office:value-type="string">
            <text:p>5839090.jpg</text:p>
          </table:table-cell>
          <table:table-cell table:style-name="ce19" office:value-type="string">
            <text:p>A</text:p>
          </table:table-cell>
          <table:table-cell table:style-name="ce20" office:value-type="float" office:value="1">
            <text:p>1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Solange Milheirão</text:p>
          </table:table-cell>
          <table:table-cell table:style-name="ce11" office:value-type="string">
            <text:p>012.514.114-49</text:p>
          </table:table-cell>
          <table:table-cell table:style-name="ce15" office:value-type="string">
            <text:p><text:a xlink:href="mailto:solange_m@terra.com.br">solange_m@terra.com.br</text:a></text:p>
          </table:table-cell>
          <table:table-cell table:style-name="ce15" office:value-type="string">
            <text:p>********</text:p>
          </table:table-cell>
          <table:table-cell table:style-name="ce15" office:value-type="string">
            <text:p>5839091.jpg</text:p>
          </table:table-cell>
          <table:table-cell table:style-name="ce18" office:value-type="string">
            <text:p>U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8" office:value-type="string">
            <text:p>Ângela Sarmento </text:p>
          </table:table-cell>
          <table:table-cell table:style-name="ce13" office:value-type="string">
            <text:p>012.514.114-50</text:p>
          </table:table-cell>
          <table:table-cell table:style-name="ce17" office:value-type="string">
            <text:p><text:a xlink:href="mailto:angela-sarmento@gmail.com">angela-sarmento@gmail.com</text:a></text:p>
          </table:table-cell>
          <table:table-cell table:style-name="ce17" office:value-type="string">
            <text:p>********</text:p>
          </table:table-cell>
          <table:table-cell table:style-name="ce17" office:value-type="string">
            <text:p>5839092.jpg</text:p>
          </table:table-cell>
          <table:table-cell table:style-name="ce20" office:value-type="string">
            <text:p>A</text:p>
          </table:table-cell>
          <table:table-cell table:style-name="ce20" office:value-type="float" office:value="0">
            <text:p>0</text:p>
          </table:table-cell>
        </table:table-row>
        <table:table-row table:style-name="ro1" table:number-rows-repeated="65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vento" table:style-name="ta1">
        <table:table-column table:style-name="co1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itulo</text:p>
          </table:table-cell>
          <table:table-cell office:value-type="string">
            <text:p>data</text:p>
          </table:table-cell>
          <table:table-cell office:value-type="string">
            <text:p>descricao</text:p>
          </table:table-cell>
          <table:table-cell office:value-type="string">
            <text:p>local</text:p>
          </table:table-cell>
          <table:table-cell office:value-type="string">
            <text:p>foto</text:p>
          </table:table-cell>
          <table:table-cell office:value-type="string">
            <text:p>usuario_id</text:p>
          </table:table-cell>
          <table:table-cell office:value-type="string">
            <text:p>nomeUsuario</text:p>
          </table:table-cell>
          <table:table-cell office:value-type="string">
            <text:p>tipoevento_id</text:p>
          </table:table-cell>
          <table:table-cell office:value-type="string">
            <text:p>descricaoTipoEvento</text:p>
          </table:table-cell>
          <table:table-cell office:value-type="string">
            <text:p>ativ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festa</text:p>
          </table:table-cell>
          <table:table-cell table:style-name="ce22" office:value-type="date" office:date-value="2018-07-25">
            <text:p>25/07/18</text:p>
          </table:table-cell>
          <table:table-cell table:style-name="ce23" office:value-type="string">
            <text:p>Lorem ipsum dolor sit amet, consectetur adipiscing elit. Sed eleifend fringilla mollis.</text:p>
          </table:table-cell>
          <table:table-cell office:value-type="string">
            <text:p>Barones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2</text:p>
          </table:table-cell>
          <table:table-cell table:style-name="ce25" office:value-type="string">
            <text:p>Clara Nev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 balada</text:p>
          </table:table-cell>
          <table:table-cell table:style-name="ce22" office:value-type="date" office:date-value="2018-07-26">
            <text:p>26/07/18</text:p>
          </table:table-cell>
          <table:table-cell table:style-name="ce23" office:value-type="string">
            <text:p>Lorem ipsum dolor sit amet, consectetur adipiscing elit. Sed eleifend fringilla mollis.</text:p>
          </table:table-cell>
          <table:table-cell office:value-type="string">
            <text:p>Parque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1</text:p>
          </table:table-cell>
          <table:table-cell table:style-name="ce25" office:value-type="string">
            <text:p>Capitolina Nat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 balada 1</text:p>
          </table:table-cell>
          <table:table-cell table:style-name="ce22" office:value-type="date" office:date-value="2018-07-27">
            <text:p>27/07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Sala de aul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3</text:p>
          </table:table-cell>
          <table:table-cell table:style-name="ce6" office:value-type="string">
            <text:p>Edmundo Garcez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 balada 2</text:p>
          </table:table-cell>
          <table:table-cell table:style-name="ce22" office:value-type="date" office:date-value="2018-07-28">
            <text:p>28/07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AV.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4</text:p>
          </table:table-cell>
          <table:table-cell table:style-name="ce7" office:value-type="string">
            <text:p>Genoveva Britto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 balada 3</text:p>
          </table:table-cell>
          <table:table-cell table:style-name="ce22" office:value-type="date" office:date-value="2018-07-29">
            <text:p>29/07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Bento Freitas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7</text:p>
          </table:table-cell>
          <table:table-cell table:style-name="ce6" office:value-type="string">
            <text:p>Laís Ferraç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 balada 4</text:p>
          </table:table-cell>
          <table:table-cell table:style-name="ce22" office:value-type="date" office:date-value="2018-07-30">
            <text:p>30/07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Ru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2</text:p>
          </table:table-cell>
          <table:table-cell table:style-name="ce25" office:value-type="string">
            <text:p>Clara Neves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 balada 5</text:p>
          </table:table-cell>
          <table:table-cell table:style-name="ce22" office:value-type="date" office:date-value="2018-07-31">
            <text:p>31/07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Bar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1</text:p>
          </table:table-cell>
          <table:table-cell table:style-name="ce25" office:value-type="string">
            <text:p>Capitolina Nat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 balada 6</text:p>
          </table:table-cell>
          <table:table-cell table:style-name="ce22" office:value-type="date" office:date-value="2018-08-01">
            <text:p>01/08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Montanhas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</text:p>
          </table:table-cell>
          <table:table-cell table:style-name="ce7" office:value-type="string">
            <text:p>Plácido Ulho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 balada 7</text:p>
          </table:table-cell>
          <table:table-cell table:style-name="ce22" office:value-type="date" office:date-value="2018-08-02">
            <text:p>02/08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Laranjal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9</text:p>
          </table:table-cell>
          <table:table-cell table:style-name="ce6" office:value-type="string">
            <text:p>Solange Milheirã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 balada 8</text:p>
          </table:table-cell>
          <table:table-cell table:style-name="ce22" office:value-type="date" office:date-value="2018-08-03">
            <text:p>03/08/18</text:p>
          </table:table-cell>
          <table:table-cell table:style-name="ce24" office:value-type="string">
            <text:p><text:s/>Lorem ipsum dolor sit amet, consectetur adipiscing elit. Sed eleifend fringilla mollis.</text:p>
          </table:table-cell>
          <table:table-cell office:value-type="string">
            <text:p>Padari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10</text:p>
          </table:table-cell>
          <table:table-cell table:style-name="ce8" office:value-type="string">
            <text:p>Ângela Sarmento 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number-rows-repeated="65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ipoevento" table:style-name="ta1" table:print="false">
        <table:table-column table:style-name="co5" table:default-cell-style-name="Default"/>
        <table:table-column table:style-name="co2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caoTipoEven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sament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est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cursão</text:p>
          </table:table-cell>
        </table:table-row>
      </table:table>
      <table:table table:name="Convidado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omeConvidado</text:p>
          </table:table-cell>
          <table:table-cell office:value-type="string">
            <text:p>rgConvidado</text:p>
          </table:table-cell>
          <table:table-cell office:value-type="string">
            <text:p>e-mail</text:p>
          </table:table-cell>
          <table:table-cell office:value-type="string">
            <text:p>usuario_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jalla One" svg:font-family="'Fjalla O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8/06/2018</text:date>, <text:time>14:09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5-11T10:27:16.197000000</meta:creation-date>
    <dc:date>2018-06-08T14:09:02.45</dc:date>
    <meta:editing-duration>PT01H53M43S</meta:editing-duration>
    <meta:editing-cycles>3</meta:editing-cycles>
    <meta:generator>BrOffice.org/3.2$Win32 OpenOffice.org_project/320m12$Build-9483</meta:generator>
    <dc:creator>Rafael </dc:creator>
    <meta:document-statistic meta:table-count="5" meta:cell-count="223" meta:object-count="0"/>
  </office:meta>
</office:document-meta>
</file>